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orschach</text:p>
          </draw:text-box>
        </draw:frame>
        <draw:frame presentation:style-name="pr2" draw:layer="layout" svg:width="25.199cm" svg:height="12.179cm" svg:x="1.4cm" svg:y="4.914cm" presentation:class="subtitle">
          <draw:text-box>
            <text:p>Gabriel Adriano de Melo</text:p>
            <text:p>Dylan Nakandakari Sugimot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te de ranking de imagens</text:p>
              </text:list-item>
              <text:list-item>
                <text:p>Usuários cadastrados</text:p>
              </text:list-item>
              <text:list-item>
                <text:p>Avaliações e imagens feitas pelos usuários</text:p>
              </text:list-item>
              <text:list-item>
                <text:p>Categori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suár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gin, e-mail e senha;</text:p>
              </text:list-item>
              <text:list-item>
                <text:p>Idade, gênero, localidade;</text:p>
              </text:list-item>
              <text:list-item>
                <text:p>Envia imagens</text:p>
              </text:list-item>
              <text:list-item>
                <text:p>Avalia imag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rmazenadas no site</text:p>
              </text:list-item>
              <text:list-item>
                <text:p>É categorizada por quem a envia</text:p>
              </text:list-item>
              <text:list-item>
                <text:p>É avaliada por outros usuários</text:p>
              </text:list-item>
              <text:list-item>
                <text:p>Tem a sua pontuação</text:p>
              </text:list-item>
              <text:list-item>
                <text:p>Tem o seu identificador ún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ategori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k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afio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ttps://github.com/Gabrui/CES22P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riel Melo</meta:initial-creator>
    <meta:creation-date>2017-05-18T17:04:33.836049071</meta:creation-date>
    <dc:date>2017-05-18T18:12:43.307267669</dc:date>
    <dc:creator>Gabriel Melo</dc:creator>
    <meta:editing-duration>PT1H8M8S</meta:editing-duration>
    <meta:editing-cycles>6</meta:editing-cycles>
    <meta:generator>LibreOffice/4.3.3.2$Linux_X86_64 LibreOffice_project/430m0$Build-2</meta:generator>
    <meta:document-statistic meta:object-count="53"/>
  </office:meta>
</office:document-meta>
</file>